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office:value-type="string" calcext:value-type="string">
            <text:p>1116.4333333333334</text:p>
          </table:table-cell>
          <table:table-cell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office:value-type="string" calcext:value-type="string">
            <text:p>1140.5</text:p>
          </table:table-cell>
          <table:table-cell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office:value-type="string" calcext:value-type="string">
            <text:p>1116.4333333333334</text:p>
          </table:table-cell>
          <table:table-cell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number-columns-repeated="3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office:value-type="string" calcext:value-type="string">
            <text:p>1247.8333333333333</text:p>
          </table:table-cell>
          <table:table-cell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9:15:10.063785652</dc:date>
    <meta:editing-duration>PT42M47S</meta:editing-duration>
    <meta:editing-cycles>11</meta:editing-cycles>
    <meta:generator>LibreOffice/7.3.6.2$Linux_X86_64 LibreOffice_project/30$Build-2</meta:generator>
    <meta:document-statistic meta:table-count="1" meta:cell-count="29" meta:object-count="4"/>
  </office:meta>
</office:document-meta>
</file>